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text-properties style:font-name="FreeSans"/>
    </style:style>
    <style:style style:name="P2" style:family="paragraph" style:parent-style-name="Standard">
      <style:paragraph-properties fo:margin-top="0cm" fo:margin-bottom="0cm" style:contextual-spacing="false" fo:line-height="100%"/>
      <style:text-properties style:font-name="FreeSans" officeooo:paragraph-rsid="000ca440"/>
    </style:style>
    <style:style style:name="P3" style:family="paragraph" style:parent-style-name="Standard">
      <style:paragraph-properties fo:margin-top="0cm" fo:margin-bottom="0cm" style:contextual-spacing="false" fo:line-height="100%"/>
      <style:text-properties style:font-name="FreeSans" officeooo:rsid="000ca440" officeooo:paragraph-rsid="000ca440"/>
    </style:style>
    <style:style style:name="P4" style:family="paragraph" style:parent-style-name="Standard">
      <style:paragraph-properties fo:margin-top="0cm" fo:margin-bottom="0cm" style:contextual-spacing="false" fo:line-height="100%"/>
      <style:text-properties style:font-name="FreeSans" officeooo:rsid="000f9128" officeooo:paragraph-rsid="000f9128"/>
    </style:style>
    <style:style style:name="P5"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18bdfc" officeooo:paragraph-rsid="000ca440" style:font-size-asian="11pt" style:font-size-complex="11pt"/>
    </style:style>
    <style:style style:name="P6"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normal" officeooo:rsid="000ca440" officeooo:paragraph-rsid="000ca440" style:font-size-asian="11pt" style:font-weight-asian="normal" style:font-size-complex="11pt" style:font-weight-complex="normal"/>
    </style:style>
    <style:style style:name="P7" style:family="paragraph" style:parent-style-name="Standard">
      <style:paragraph-properties fo:margin-top="0cm" fo:margin-bottom="0cm" style:contextual-spacing="false" fo:line-height="100%"/>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8"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paragraph-rsid="000a49f7" style:font-size-asian="11pt" style:font-size-complex="11pt"/>
    </style:style>
    <style:style style:name="P9"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bold" officeooo:rsid="000ca440" officeooo:paragraph-rsid="000ca440" style:font-size-asian="11pt" style:font-weight-asian="bold" style:font-size-complex="11pt" style:font-weight-complex="bold"/>
    </style:style>
    <style:style style:name="P10"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16debf" officeooo:paragraph-rsid="000a49f7" style:font-size-asian="11pt" style:font-size-complex="11pt"/>
    </style:style>
    <style:style style:name="P11" style:family="paragraph" style:parent-style-name="Standard">
      <style:paragraph-properties fo:margin-left="0cm" fo:margin-right="0cm" fo:margin-top="0cm" fo:margin-bottom="0cm" style:contextual-spacing="false" fo:line-height="100%" fo:orphans="2" fo:widows="2" fo:text-indent="0cm" style:auto-text-indent="false"/>
      <style:text-properties fo:font-variant="normal" fo:text-transform="none" fo:color="#000000" style:font-name="FreeSans" fo:font-size="11pt" fo:letter-spacing="normal" fo:font-style="normal" fo:font-weight="normal" officeooo:rsid="000ca440" officeooo:paragraph-rsid="000ca440" style:font-size-asian="11pt" style:font-size-complex="11pt"/>
    </style:style>
    <style:style style:name="P12" style:family="paragraph" style:parent-style-name="Standard">
      <style:paragraph-properties fo:margin-left="0cm" fo:margin-right="0cm" fo:margin-top="0cm" fo:margin-bottom="0cm" style:contextual-spacing="false" fo:line-height="100%" fo:orphans="2" fo:widows="2" fo:text-indent="0cm" style:auto-text-indent="false"/>
      <style:text-properties style:font-name="FreeSans" officeooo:paragraph-rsid="000a49f7"/>
    </style:style>
    <style:style style:name="P13" style:family="paragraph" style:parent-style-name="Standard" style:master-page-name="Standard">
      <style:paragraph-properties fo:margin-top="0cm" fo:margin-bottom="0cm" style:contextual-spacing="false" fo:line-height="100%" fo:text-align="center" style:justify-single-word="false" style:page-number="auto"/>
      <style:text-properties style:font-name="FreeSans" fo:font-size="14pt" fo:font-weight="bold" officeooo:rsid="000f9128" officeooo:paragraph-rsid="000f9128" style:font-size-asian="14pt" style:font-weight-asian="bold" style:font-size-complex="14pt" style:font-weight-complex="bold"/>
    </style:style>
    <style:style style:name="T1" style:family="text">
      <style:text-properties fo:font-variant="normal" fo:text-transform="none" fo:color="#000000" fo:font-size="11pt" fo:letter-spacing="normal" fo:font-style="normal" fo:font-weight="normal" officeooo:rsid="0016debf" style:font-size-asian="11pt" style:font-size-complex="11pt"/>
    </style:style>
    <style:style style:name="T2" style:family="text">
      <style:text-properties officeooo:rsid="001186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órum Internacional Software Livre difunde inovações que possibilitam Energia Elétrica Livre</text:p>
      <text:p text:style-name="P1"/>
      <text:p text:style-name="P1"><text:s/></text:p>
      <text:p text:style-name="P4">Atividade será realizada entre os dias 7 e 10 de maio no Centro de Eventos da PUCRS </text:p>
      <text:p text:style-name="P4"/>
      <text:p text:style-name="P4">Entre os diversos assuntos que são esperados durante o 15º Fórum Internacional Software Livre, um dos que mais desperta curiosidade é a Revolução Energética. Trata-se de um movimento mundial que luta contra forças que estariam impedindo que a sociedade tenha acesso à Energia Livre. De acordo com pesquisadores, existem mais de 500 patentes de dispositivos que tornariam este sonho possível, que foram compradas e escondidas. </text:p>
      <text:p text:style-name="P4"/>
      <text:p text:style-name="P4">- Energia livre significa a geração descentralizada e distribuída. Cada um tem o seu gerador de energia em casa, como qualquer outro eletrodoméstico. Essa energia é limpa, sem qualquer tipo de poluição ou dejeto. Além disso, é ilimitada. Se extrai energia, por exemplo, de imãs permanentes, do campo elétrico da Terra, entre outras fontes infinitas - explica o Coordenador adjunto da Associação Software Livre, Thomas Soares. </text:p>
      <text:p text:style-name="P4"/>
      <text:p text:style-name="P4">Assim como a Revolução da Internet foi viabilizada pelo Software Livre, a Energia Livre está viabilizando uma revolução em todos os aspectos sociais. Um dos principais meios de chegar a esse nível de inovação tecnológica é a técnica de Retroalimentação, que significa, na prática, um processo em que seus produtos, ou parte deles, são redirecionados como insumos. Por exemplo, os gases de escapamento dos veículos poderiam ser usados para aquecer o combustível que vai para o motor. </text:p>
      <text:p text:style-name="P4"/>
      <text:p text:style-name="P4">Porém, não é somente através disso que é possível alcançar a Energia Livre, dizem os especialista. O FISL15 uma palestra de Fernando Lins, que esteve na cidade de Imperatriz, no Maranhão, fazendo pessoalmente medições no "Gerador Captador de Elétrons". O invento é um dispositivo eletromagnético que produz mais energia do que consome, sem a necessidade de retroalimentação. </text:p>
      <text:p text:style-name="P4"/>
      <text:p text:style-name="P4">A Energia Livre sem fio também é possível, e será demonstrada durante o FISL15 através de Bobinas de Tesla. A transmissão de energia através de ondas longitudinais já fez muito sucesso na última edição do Fórum. Desta vez, novas bobinas estarão disponíveis para demonstrar a inovação. </text:p>
      <text:p text:style-name="P4"/>
      <text:p text:style-name="P4">- Este é o sonho máximo de Nikola Tesla: transmitir Energia Livre sem fio para todo o planeta. Isso poderia ser viabilizado como são as estradas atualmente. Pagamos o IPVA para termos licença para usar as estradas criadas pelo governo. Neste momento de transição que vivemos, talvez este seja o modo de conseguir convencer os governos a ajudar a Revolução Energética. Podemos propor um imposto de modo que a Energia Livre sem fio possa ser usada por todos - aponta Thomas. </text:p>
      <text:p text:style-name="P3"/>
      <text:p text:style-name="P3">O FISL ocorre de 7 a 10 de maio no Centro de Eventos da PUCRS, localizado na Avenida Ipiranga, n° 6681. A programação completa, outras informações e inscrições podem ser obtidos no site <text:a xlink:type="simple" xlink:href="http://www.fisl.org.br/">www.fisl.org.br</text:a>. </text:p>
      <text:p text:style-name="P2"/>
      <text:p text:style-name="P7"/>
      <text:p text:style-name="P7"/>
      <text:p text:style-name="P7"/>
      <text:p text:style-name="P7"/>
      <text:p text:style-name="P7"/>
      <text:p text:style-name="P7"/>
      <text:p text:style-name="P7"/>
      <text:p text:style-name="P7"/>
      <text:p text:style-name="P7"/>
      <text:p text:style-name="P7"/>
      <text:p text:style-name="P7"><text:soft-page-break/>Sobre o FISL </text:p>
      <text:p text:style-name="P6"/>
      <text:p text:style-name="P6">O Fórum Internacional Software Livre esteve sempre propondo os debates mais prementes sobre tecnologia e liberdade. O sucesso é resultado do trabalho, da colaboração e do envolvimento de milhares de pessoas que acreditam nas soluções tecnológicas e educacionais livres, no conhecimento como bem público e na força de tecnologias de informação como ferramentas de empoderamento para a democracia. </text:p>
      <text:p text:style-name="P6"/>
      <text:p text:style-name="P7">Assessoria de Imprensa </text:p>
      <text:p text:style-name="P6">Fones: (51) 3361.6016 / (51) 8536.0690 / (51) 8536.0691 </text:p>
      <text:p text:style-name="P6">E-mail: <text:s/>playpress@playpress.com.br</text:p>
      <text:p text:style-name="P6"/>
      <text:p text:style-name="P6">Redação: Mariana da Rosa </text:p>
      <text:p text:style-name="P6">Coordenação: Marcelo Matusiak</text:p>
      <text:p text:style-name="P5"/>
      <text:p text:style-name="P8">Material promocional do FISL e logotipo em alta resolução e vetorial:</text:p>
      <text:p text:style-name="P12"><text:a xlink:type="simple" xlink:href="http://comunicacao.softwarelivre.org/fisl15"><text:span text:style-name="T1">http://comunicacao.softwarelivre.org/fisl15</text:span></text:a></text:p>
      <text:p text:style-name="P10"/>
      <text:p text:style-name="P9">Fotos em alta resolução da última edição do FISL:</text:p>
      <text:p text:style-name="P11"><text:a xlink:type="simple" xlink:href="https://www.flickr.com/photos/fisl14">https://www.flickr.com/photos/fisl14</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2" svg:font-family="FreeSans" style:font-family-generic="swiss"/>
    <style:font-face style:name="Calibri" svg:font-family="Calibri" style:font-family-generic="roman" style:font-pitch="variable"/>
    <style:font-face style:name="Arial" svg:font-family="Arial" style:font-family-generic="swiss" style:font-pitch="variable"/>
    <style:font-face style:name="FreeSans" svg:font-family="FreeSans" style:font-family-generic="swiss" style:font-pitch="variable"/>
    <style:font-face style:name="Calibri1" svg:font-family="Calibri" style:font-family-generic="system" style:font-pitch="variable"/>
    <style:font-face style:name="FreeSans1"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layPress</meta:initial-creator>
    <dc:creator>Paulo Santana</dc:creator>
    <meta:editing-cycles>9</meta:editing-cycles>
    <meta:creation-date>2014-04-30T13:37:00</meta:creation-date>
    <dc:date>2014-05-05T12:17:06.105253402</dc:date>
    <meta:editing-duration>PT15M32S</meta:editing-duration>
    <meta:generator>LibreOffice/4.1.3.2$Linux_x86 LibreOffice_project/410m0$Build-2</meta:generator>
    <meta:document-statistic meta:table-count="0" meta:image-count="0" meta:object-count="0" meta:page-count="2" meta:paragraph-count="21" meta:word-count="558" meta:character-count="3622" meta:non-whitespace-character-count="30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